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<text:span text:style-name="T67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2"><text:text-input text:description="&lt;/if&gt;">/if</text:text-input></text:span><text:span text:style-name="T62"><text:text-input text:description="&lt;if test=&quot;line.product_id.other_sale_description&quot;&gt;">if</text:text-input></text:span><text:span text:style-name="T62"><text:text-input text:description="&lt;line.product_id.other_sale_description&gt;">9788426574091</text:text-input></text:span><text:span text:style-name="T62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7T13:43:05.771711479</dc:date>
    <meta:editing-duration>P1DT1H15M14S</meta:editing-duration>
    <meta:editing-cycles>319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309" meta:character-count="1767" meta:non-whitespace-character-count="1534"/>
  </office:meta>
</office:document-meta>
</file>